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19cm" fo:min-width="0.924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59cm" fo:min-width="0.60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59cm" fo:min-width="0.608cm"/>
    </style:style>
    <style:style style:name="gr5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7cm" fo:min-width="0.45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7cm" fo:min-width="2.08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44cm" fo:min-width="0.416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0.844cm" fo:min-width="0.4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7cm" fo:min-width="2.19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7cm" fo:min-width="1.33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7cm" fo:min-width="0.48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8cm" fo:min-width="0.48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0.459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1.5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gr21" style:family="graphic" style:parent-style-name="standard">
      <style:graphic-properties draw:fill-color="#ff29ef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77cm"/>
      <style:paragraph-properties style:writing-mode="lr-tb"/>
    </style:style>
    <style:style style:name="gr2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color="#ff29ef" draw:fill-color="#ff29ef" draw:textarea-vertical-align="middle"/>
    </style:style>
    <style:style style:name="gr25" style:family="graphic" style:parent-style-name="objectwithoutfill">
      <style:graphic-properties svg:stroke-color="#ff29ef" draw:marker-end="Arrow" draw:marker-end-width="0.3cm" draw:fill="solid" draw:fill-color="#ff29ef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ff29ef"/>
    </style:style>
    <style:style style:name="P12" style:family="paragraph">
      <loext:graphic-properties draw:fill-color="#ff29ef"/>
      <style:paragraph-properties fo:text-align="center"/>
    </style:style>
    <style:style style:name="P13" style:family="paragraph">
      <loext:graphic-properties draw:fill="solid" draw:fill-color="#ff29ef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style:style style:name="T8" style:family="text">
      <style:text-properties fo:color="#ff29ef"/>
    </style:style>
    <style:style style:name="T9" style:family="text">
      <style:text-properties fo:color="#ff29ef"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424cm" svg:height="0.469cm" svg:x="3.54cm" svg:y="1.0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424cm" svg:height="0.469cm" svg:x="7.621cm" svg:y="1.0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424cm" svg:height="0.469cm" svg:x="3.54cm" svg:y="4.3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424cm" svg:height="0.469cm" svg:x="7.706cm" svg:y="4.3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424cm" svg:height="0.469cm" draw:transform="rotate (1.5707963267949) translate (6.147cm 3.58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54cm" svg:y1="1.249cm" svg:x2="2.134cm" svg:y2="2.156cm" draw:start-shape="id1" draw:start-glue-point="3" draw:end-shape="id2" draw:end-glue-point="4" svg:d="M3540 1249h-1406v907" svg:viewBox="0 0 1407 908">
          <text:p/>
        </draw:connector>
        <draw:connector draw:style-name="gr2" draw:text-style-name="P1" draw:layer="layout" svg:x1="2.134cm" svg:y1="3.723cm" svg:x2="3.54cm" svg:y2="4.565cm" draw:start-shape="id2" draw:start-glue-point="8" draw:end-shape="id3" draw:end-glue-point="3" svg:d="M2134 3723v842h1406" svg:viewBox="0 0 1407 843">
          <text:p/>
        </draw:connector>
        <draw:connector draw:style-name="gr2" draw:text-style-name="P1" draw:layer="layout" svg:x1="10.249cm" svg:y1="7.061cm" svg:x2="6.374cm" svg:y2="7.428cm" draw:start-shape="id4" draw:start-glue-point="2" draw:end-shape="id5" draw:end-glue-point="6" svg:d="M10249 7061v869h-3875v-502" svg:viewBox="0 0 3876 870">
          <text:p/>
        </draw:connector>
        <draw:connector draw:style-name="gr2" draw:text-style-name="P1" draw:layer="layout" svg:x1="4.964cm" svg:y1="4.565cm" svg:x2="7.706cm" svg:y2="4.565cm" draw:start-shape="id3" draw:start-glue-point="1" draw:end-shape="id6" draw:end-glue-point="3" svg:d="M4964 4565h2742" svg:viewBox="0 0 2743 1">
          <text:p/>
        </draw:connector>
        <draw:connector draw:style-name="gr2" draw:text-style-name="P1" draw:layer="layout" svg:x1="6.381cm" svg:y1="3.58cm" svg:x2="7.706cm" svg:y2="4.565cm" draw:start-shape="id7" draw:start-glue-point="3" draw:end-shape="id6" draw:end-glue-point="3" svg:d="M6381 3580v985h1325" svg:viewBox="0 0 1326 986">
          <text:p/>
        </draw:connector>
        <draw:connector draw:style-name="gr2" draw:text-style-name="P1" draw:layer="layout" svg:x1="7.621cm" svg:y1="1.249cm" svg:x2="6.381cm" svg:y2="2.156cm" draw:start-shape="id8" draw:start-glue-point="3" draw:end-shape="id7" draw:end-glue-point="1" svg:d="M7621 1249h-1240v907" svg:viewBox="0 0 1241 908">
          <text:p/>
        </draw:connector>
        <draw:custom-shape draw:style-name="gr3" draw:text-style-name="P2" xml:id="id2" draw:id="id2" draw:layer="layout" svg:width="1.567cm" svg:height="1.567cm" svg:x="1.35cm" svg:y="2.15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4" draw:text-style-name="P1" draw:layer="layout" svg:width="1.566cm" svg:height="1.567cm" svg:x="9.466cm" svg:y="5.49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10.249cm" svg:y1="6.803cm" svg:x2="10.249cm" svg:y2="5.727cm">
            <text:p/>
          </draw:line>
        </draw:g>
        <draw:frame draw:style-name="gr6" draw:text-style-name="P4" draw:layer="layout" svg:width="1.128cm" svg:height="1.114cm" svg:x="0.2cm" svg:y="2.425cm">
          <draw:text-box>
            <text:p><text:span text:style-name="T1">V</text:span><text:span text:style-name="T2">a</text:span></text:p>
          </draw:text-box>
        </draw:frame>
        <draw:frame draw:style-name="gr7" draw:text-style-name="P5" draw:layer="layout" svg:width="3.041cm" svg:height="1.114cm" svg:x="10.814cm" svg:y="3.23cm">
          <draw:text-box>
            <text:p><text:span text:style-name="T3">I</text:span><text:span text:style-name="T4">b</text:span><text:span text:style-name="T3"> </text:span><text:span text:style-name="T3">=</text:span><text:span text:style-name="T3"> </text:span><text:span text:style-name="T3">K</text:span><text:span text:style-name="T4">b</text:span><text:span text:style-name="T3"> </text:span><text:span text:style-name="T3">V</text:span><text:span text:style-name="T4">b</text:span></text:p>
          </draw:text-box>
        </draw:frame>
        <draw:g xml:id="id9" draw:id="id9">
          <draw:custom-shape draw:style-name="gr8" draw:text-style-name="P1" draw:layer="layout" svg:width="1.831cm" svg:height="2.188cm" svg:x="9.322cm" svg:y="1.8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3" draw:layer="layout" svg:x1="10.235cm" svg:y1="2.442cm" svg:x2="10.235cm" svg:y2="3.518cm">
            <text:p/>
          </draw:line>
        </draw:g>
        <draw:custom-shape draw:style-name="gr10" draw:text-style-name="P6" xml:id="id5" draw:id="id5" draw:layer="layout" svg:width="1.83cm" svg:height="2.188cm" svg:x="5.459cm" svg:y="5.24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3.168cm" svg:height="1.114cm" svg:x="6.667cm" svg:y="7.077cm">
          <draw:text-box>
            <text:p><text:span text:style-name="T5">V</text:span><text:span text:style-name="T6">c</text:span><text:span text:style-name="T5"> </text:span><text:span text:style-name="T5">=</text:span><text:span text:style-name="T5"> </text:span><text:span text:style-name="T5">K</text:span><text:span text:style-name="T6">c</text:span><text:span text:style-name="T5"> </text:span><text:span text:style-name="T5">I</text:span><text:span text:style-name="T6">c</text:span><text:span text:style-name="T3"> </text:span></text:p>
          </draw:text-box>
        </draw:frame>
        <draw:connector draw:style-name="gr2" draw:text-style-name="P7" draw:layer="layout" svg:x1="4.964cm" svg:y1="4.565cm" svg:x2="6.374cm" svg:y2="5.24cm" draw:start-shape="id3" draw:start-glue-point="1" draw:end-shape="id5" draw:end-glue-point="4" svg:d="M4964 4565h1410v675" svg:viewBox="0 0 1411 676">
          <text:p/>
        </draw:connector>
        <draw:connector draw:style-name="gr2" draw:text-style-name="P7" draw:layer="layout" svg:x1="4.964cm" svg:y1="1.249cm" svg:x2="6.381cm" svg:y2="2.156cm" draw:start-shape="id1" draw:start-glue-point="1" draw:end-shape="id7" draw:end-glue-point="1" svg:d="M4964 1249h1417v907" svg:viewBox="0 0 1418 908">
          <text:p/>
        </draw:connector>
        <draw:connector draw:style-name="gr2" draw:text-style-name="P7" draw:layer="layout" svg:x1="9.13cm" svg:y1="4.565cm" svg:x2="10.249cm" svg:y2="5.494cm" draw:start-shape="id6" draw:start-glue-point="1" draw:end-shape="id4" draw:end-glue-point="0" svg:d="M9130 4565h1119v929" svg:viewBox="0 0 1120 930">
          <text:p/>
        </draw:connector>
        <draw:connector draw:style-name="gr2" draw:text-style-name="P7" draw:layer="layout" svg:x1="9.045cm" svg:y1="1.249cm" svg:x2="10.237cm" svg:y2="1.807cm" draw:start-shape="id8" draw:start-glue-point="1" draw:end-shape="id9" draw:end-glue-point="0" svg:d="M9045 1249h1192v558" svg:viewBox="0 0 1193 559">
          <text:p/>
        </draw:connector>
        <draw:connector draw:style-name="gr2" draw:text-style-name="P7" draw:layer="layout" svg:x1="10.237cm" svg:y1="3.995cm" svg:x2="10.249cm" svg:y2="5.494cm" draw:start-shape="id9" draw:start-glue-point="2" draw:end-shape="id4" draw:end-glue-point="0" svg:d="M10237 3995v750h12v749" svg:viewBox="0 0 13 1500">
          <text:p/>
        </draw:connector>
        <draw:custom-shape draw:style-name="gr1" draw:text-style-name="P1" xml:id="id10" draw:id="id10" draw:layer="layout" svg:width="1.424cm" svg:height="0.469cm" svg:x="3.539cm" svg:y="7.8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424cm" svg:height="0.469cm" draw:transform="rotate (1.5707963267949) translate (1.895cm 6.981cm)">
          <text:p/>
          <draw:enhanced-geometry svg:viewBox="0 0 21600 21600" draw:type="rectangle" draw:enhanced-path="M 0 0 L 21600 0 21600 21600 0 21600 0 0 Z N"/>
        </draw:custom-shape>
        <draw:connector draw:style-name="gr2" draw:text-style-name="P7" draw:layer="layout" svg:x1="4.963cm" svg:y1="8.051cm" svg:x2="6.374cm" svg:y2="7.428cm" draw:start-shape="id10" draw:start-glue-point="1" draw:end-shape="id5" draw:end-glue-point="6" svg:d="M4963 8051h1411v-623" svg:viewBox="0 0 1412 624">
          <text:p/>
        </draw:connector>
        <draw:connector draw:style-name="gr2" draw:text-style-name="P7" draw:layer="layout" svg:x1="2.129cm" svg:y1="5.557cm" svg:x2="3.54cm" svg:y2="4.565cm" draw:start-shape="id11" draw:start-glue-point="1" draw:end-shape="id3" draw:end-glue-point="3" svg:d="M2129 5557v-992h1411" svg:viewBox="0 0 1412 993">
          <text:p/>
        </draw:connector>
        <draw:connector draw:style-name="gr2" draw:text-style-name="P7" draw:layer="layout" svg:x1="2.129cm" svg:y1="6.981cm" svg:x2="3.539cm" svg:y2="8.051cm" draw:start-shape="id11" draw:start-glue-point="3" draw:end-shape="id10" draw:end-glue-point="3" svg:d="M2129 6981v1070h1410" svg:viewBox="0 0 1411 1071">
          <text:p/>
        </draw:connector>
        <draw:frame draw:style-name="gr12" draw:text-style-name="P5" draw:layer="layout" svg:width="1.838cm" svg:height="1.114cm" svg:x="11.069cm" svg:y="6.546cm">
          <draw:text-box>
            <text:p><text:span text:style-name="T3">I</text:span><text:span text:style-name="T4">d</text:span></text:p>
          </draw:text-box>
        </draw:frame>
        <draw:frame draw:style-name="gr13" draw:text-style-name="P8" draw:layer="layout" svg:width="1.162cm" svg:height="1.114cm" svg:x="3.852cm" svg:y="1.484cm">
          <draw:text-box>
            <text:p>R<text:span text:style-name="T7">1</text:span></text:p>
          </draw:text-box>
        </draw:frame>
        <draw:frame draw:style-name="gr13" draw:text-style-name="P8" draw:layer="layout" svg:width="1.162cm" svg:height="1.114cm" svg:x="3.832cm" svg:y="8.286cm">
          <draw:text-box>
            <text:p>R<text:span text:style-name="T7">7</text:span></text:p>
          </draw:text-box>
        </draw:frame>
        <draw:frame draw:style-name="gr13" draw:text-style-name="P8" draw:layer="layout" svg:width="1.162cm" svg:height="1.114cm" svg:x="7.973cm" svg:y="4.8cm">
          <draw:text-box>
            <text:p>R<text:span text:style-name="T7">5</text:span></text:p>
          </draw:text-box>
        </draw:frame>
        <draw:frame draw:style-name="gr14" draw:text-style-name="P8" draw:layer="layout" svg:width="1.288cm" svg:height="1.825cm" svg:x="3.812cm" svg:y="4.8cm">
          <draw:text-box>
            <text:p>R<text:span text:style-name="T7">4</text:span></text:p>
          </draw:text-box>
        </draw:frame>
        <draw:frame draw:style-name="gr15" draw:text-style-name="P8" draw:layer="layout" svg:width="1.162cm" svg:height="1.114cm" svg:x="6.48cm" svg:y="2.519cm">
          <draw:text-box>
            <text:p>R<text:span text:style-name="T7">3</text:span></text:p>
          </draw:text-box>
        </draw:frame>
        <draw:frame draw:style-name="gr13" draw:text-style-name="P8" draw:layer="layout" svg:width="1.162cm" svg:height="1.114cm" svg:x="7.893cm" svg:y="1.484cm">
          <draw:text-box>
            <text:p>R<text:span text:style-name="T7">2</text:span></text:p>
          </draw:text-box>
        </draw:frame>
        <draw:frame draw:style-name="gr13" draw:text-style-name="P8" draw:layer="layout" svg:width="1.162cm" svg:height="1.114cm" svg:x="0.907cm" svg:y="5.764cm">
          <draw:text-box>
            <text:p>R<text:span text:style-name="T7">6</text:span></text:p>
          </draw:text-box>
        </draw:frame>
        <draw:custom-shape draw:style-name="gr16" draw:text-style-name="P7" draw:layer="layout" svg:width="0.199cm" svg:height="0.22cm" svg:x="6.267cm" svg:y="4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199cm" svg:height="0.219cm" svg:x="10.094cm" svg:y="4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199cm" svg:height="0.219cm" svg:x="6.268cm" svg:y="7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199cm" svg:height="0.219cm" svg:x="6.268cm" svg:y="1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199cm" svg:height="0.219cm" svg:x="2.017cm" svg:y="4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1.128cm" svg:height="2.536cm" svg:x="5.169cm" svg:y="1.735cm">
          <draw:text-box>
            <text:p>+</text:p>
            <text:p>V<text:span text:style-name="T7">b</text:span></text:p>
            <text:p>-</text:p>
          </draw:text-box>
        </draw:frame>
        <draw:line draw:style-name="gr18" draw:text-style-name="P9" draw:layer="layout" svg:x1="2.678cm" svg:y1="5.557cm" svg:x2="2.678cm" svg:y2="7.161cm">
          <text:p/>
        </draw:line>
        <draw:frame draw:style-name="gr19" draw:text-style-name="P10" draw:layer="layout" svg:width="0.956cm" svg:height="1.825cm" svg:x="2.544cm" svg:y="5.768cm">
          <draw:text-box>
            <text:p><text:span text:style-name="T5">I</text:span><text:span text:style-name="T6">c</text:span></text:p>
          </draw:text-box>
        </draw:frame>
        <draw:frame draw:style-name="gr20" draw:text-style-name="P11" draw:layer="layout" svg:width="0.838cm" svg:height="1.026cm" svg:x="1.174cm" svg:y="7.62cm">
          <draw:text-box>
            <text:p><text:span text:style-name="T8">7</text:span></text:p>
          </draw:text-box>
        </draw:frame>
        <draw:custom-shape draw:style-name="gr21" draw:text-style-name="P12" draw:layer="layout" svg:width="0.209cm" svg:height="0.21cm" svg:x="2.054cm" svg:y="1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209cm" svg:height="0.209cm" svg:x="10.132cm" svg:y="1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0.838cm" svg:height="1.026cm" svg:x="9.886cm" svg:y="0.296cm">
          <draw:text-box>
            <text:p><text:span text:style-name="T8">3</text:span></text:p>
          </draw:text-box>
        </draw:frame>
        <draw:frame draw:style-name="gr22" draw:text-style-name="P11" draw:layer="layout" svg:width="0.838cm" svg:height="1.027cm" svg:x="10.237cm" svg:y="4.177cm">
          <draw:text-box>
            <text:p><text:span text:style-name="T8">6</text:span></text:p>
          </draw:text-box>
        </draw:frame>
        <draw:frame draw:style-name="gr20" draw:text-style-name="P11" draw:layer="layout" svg:width="0.838cm" svg:height="1.026cm" svg:x="5.672cm" svg:y="3.789cm">
          <draw:text-box>
            <text:p><text:span text:style-name="T8">5</text:span></text:p>
          </draw:text-box>
        </draw:frame>
        <draw:frame draw:style-name="gr22" draw:text-style-name="P11" draw:layer="layout" svg:width="0.838cm" svg:height="1.027cm" svg:x="1.276cm" svg:y="4.089cm">
          <draw:text-box>
            <text:p><text:span text:style-name="T8">4</text:span></text:p>
          </draw:text-box>
        </draw:frame>
        <draw:custom-shape draw:style-name="gr21" draw:text-style-name="P12" draw:layer="layout" svg:width="0.21cm" svg:height="0.209cm" svg:x="2.054cm" svg:y="7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0.838cm" svg:height="1.027cm" svg:x="6.009cm" svg:y="0.296cm">
          <draw:text-box>
            <text:p><text:span text:style-name="T8">2</text:span></text:p>
          </draw:text-box>
        </draw:frame>
        <draw:g>
          <draw:line draw:style-name="gr23" draw:text-style-name="P9" draw:layer="layout" svg:x1="7.152cm" svg:y1="8.451cm" svg:x2="5.53cm" svg:y2="8.459cm">
            <text:p/>
          </draw:line>
          <draw:line draw:style-name="gr23" draw:text-style-name="P9" draw:layer="layout" svg:x1="7.153cm" svg:y1="8.447cm" svg:x2="5.531cm" svg:y2="8.455cm">
            <text:p/>
          </draw:line>
          <draw:line draw:style-name="gr23" draw:text-style-name="P9" draw:layer="layout" svg:x1="5.973cm" svg:y1="8.628cm" svg:x2="6.779cm" svg:y2="8.628cm">
            <text:p/>
          </draw:line>
          <draw:line draw:style-name="gr23" draw:text-style-name="P9" draw:layer="layout" svg:x1="6.191cm" svg:y1="8.778cm" svg:x2="6.579cm" svg:y2="8.778cm">
            <text:p/>
          </draw:line>
          <draw:line draw:style-name="gr23" draw:text-style-name="P9" draw:layer="layout" svg:x1="6.363cm" svg:y1="8.44cm" svg:x2="6.37cm" svg:y2="8.051cm">
            <text:p/>
          </draw:line>
        </draw:g>
        <draw:frame draw:style-name="gr22" draw:text-style-name="P11" draw:layer="layout" svg:width="0.838cm" svg:height="1.027cm" svg:x="1.658cm" svg:y="0.297cm">
          <draw:text-box>
            <text:p><text:span text:style-name="T8">1</text:span></text:p>
          </draw:text-box>
        </draw:frame>
        <draw:ellipse draw:style-name="gr24" draw:text-style-name="P12" draw:layer="layout" svg:width="1.191cm" svg:height="1.19cm" svg:x="7.703cm" svg:y="2.431cm" draw:kind="arc" draw:start-angle="161.49" draw:end-angle="94.43">
          <text:p/>
        </draw:ellipse>
        <draw:line draw:style-name="gr25" draw:text-style-name="P13" draw:layer="layout" svg:x1="7.788cm" svg:y1="2.941cm" svg:x2="7.873cm" svg:y2="2.601cm">
          <text:p/>
        </draw:line>
        <draw:ellipse draw:style-name="gr24" draw:text-style-name="P12" draw:layer="layout" svg:width="1.191cm" svg:height="1.19cm" svg:x="3.622cm" svg:y="2.431cm" draw:kind="arc" draw:start-angle="161.49" draw:end-angle="94.43">
          <text:p/>
        </draw:ellipse>
        <draw:line draw:style-name="gr25" draw:text-style-name="P13" draw:layer="layout" svg:x1="3.707cm" svg:y1="2.941cm" svg:x2="3.792cm" svg:y2="2.601cm">
          <text:p/>
        </draw:line>
        <draw:ellipse draw:style-name="gr24" draw:text-style-name="P12" draw:layer="layout" svg:width="1.191cm" svg:height="1.19cm" svg:x="7.765cm" svg:y="5.747cm" draw:kind="arc" draw:start-angle="161.49" draw:end-angle="94.43">
          <text:p/>
        </draw:ellipse>
        <draw:line draw:style-name="gr25" draw:text-style-name="P13" draw:layer="layout" svg:x1="7.765cm" svg:y1="2.941cm" svg:x2="7.85cm" svg:y2="2.601cm">
          <text:p/>
        </draw:line>
        <draw:ellipse draw:style-name="gr24" draw:text-style-name="P12" draw:layer="layout" svg:width="1.191cm" svg:height="1.19cm" svg:x="3.599cm" svg:y="5.832cm" draw:kind="arc" draw:start-angle="161.49" draw:end-angle="94.43">
          <text:p/>
        </draw:ellipse>
        <draw:line draw:style-name="gr25" draw:text-style-name="P13" draw:layer="layout" svg:x1="3.684cm" svg:y1="6.342cm" svg:x2="3.769cm" svg:y2="6.002cm">
          <text:p/>
        </draw:line>
        <draw:line draw:style-name="gr25" draw:text-style-name="P13" draw:layer="layout" svg:x1="7.8cm" svg:y1="6.203cm" svg:x2="7.885cm" svg:y2="5.863cm">
          <text:p/>
        </draw:line>
        <draw:frame draw:style-name="gr26" draw:text-style-name="P11" draw:layer="layout" svg:width="0.976cm" svg:height="1.825cm" svg:x="8.724cm" svg:y="3.281cm">
          <draw:text-box>
            <text:p><text:span text:style-name="T8">I</text:span><text:span text:style-name="T9">2</text:span></text:p>
          </draw:text-box>
        </draw:frame>
        <draw:frame draw:style-name="gr26" draw:text-style-name="P11" draw:layer="layout" svg:width="0.976cm" svg:height="1.825cm" svg:x="8.724cm" svg:y="6.397cm">
          <draw:text-box>
            <text:p><text:span text:style-name="T8">I</text:span><text:span text:style-name="T9">4</text:span></text:p>
          </draw:text-box>
        </draw:frame>
        <draw:frame draw:style-name="gr26" draw:text-style-name="P11" draw:layer="layout" svg:width="0.943cm" svg:height="1.825cm" svg:x="4.557cm" svg:y="3.281cm">
          <draw:text-box>
            <text:p><text:span text:style-name="T8">I</text:span><text:span text:style-name="T9">1</text:span></text:p>
          </draw:text-box>
        </draw:frame>
        <draw:frame draw:style-name="gr26" draw:text-style-name="P11" draw:layer="layout" svg:width="0.957cm" svg:height="1.825cm" svg:x="4.643cm" svg:y="6.682cm">
          <draw:text-box>
            <text:p><text:span text:style-name="T8">I</text:span><text:span text:style-name="T9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5:00:14.816207827</meta:creation-date>
    <dc:date>2021-03-21T11:39:35.640861251</dc:date>
    <meta:editing-duration>PT39M58S</meta:editing-duration>
    <meta:editing-cycles>7</meta:editing-cycles>
    <meta:generator>LibreOffice/6.4.6.2$Linux_X86_64 LibreOffice_project/40$Build-2</meta:generator>
    <meta:document-statistic meta:object-count="77"/>
  </office:meta>
</office:document-meta>
</file>